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e15" officeooo:paragraph-rsid="0000ae15"/>
    </style:style>
    <style:style style:name="P2" style:family="paragraph" style:parent-style-name="Standard">
      <style:text-properties officeooo:paragraph-rsid="0000ae15"/>
    </style:style>
    <style:style style:name="P3" style:family="paragraph" style:parent-style-name="Text_20_body">
      <style:text-properties officeooo:paragraph-rsid="0000ae15"/>
    </style:style>
    <style:style style:name="T1" style:family="text">
      <style:text-properties officeooo:rsid="0000ae15"/>
    </style:style>
    <style:style style:name="T2" style:family="text">
      <style:text-properties officeooo:rsid="00045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 gudie</text:p>
      <text:p text:style-name="P1"/>
      <text:p text:style-name="P1">1.数据库</text:p>
      <text:p text:style-name="P2"><text:span text:style-name="T1"><text:tab/></text:span>sudo apt-get update</text:p>
      <text:p text:style-name="P2"><text:tab/>sudo apt-get upgrade</text:p>
      <text:p text:style-name="P2"><text:tab/>sudo apt-get -f install</text:p>
      <text:p text:style-name="P2"/>
      <text:p text:style-name="P3"><text:s text:c="10"/>sudo apt-get install mysql-server</text:p>
      <text:p text:style-name="P3"><text:tab/> apt-get i<text:span text:style-name="T2">ns</text:span>tall mysql-client</text:p>
      <text:p text:style-name="Text_20_body">　　 <text:s/>sudo apt-get install libmysqlclient-dev</text:p>
      <text:p text:style-name="Text_20_body"/>
      <text:p text:style-name="P2"><text:span text:style-name="Strong_20_Emphasis">sudo netstat -tap | grep mysql</text:span><text:tab/></text:p>
      <text:p text:style-name="P2"/>
      <text:p text:style-name="P2"><text:span text:style-name="Strong_20_Emphasis">mysql -u root -p  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21:32:40.756635253</meta:creation-date>
    <dc:date>2017-12-29T00:08:22.975485925</dc:date>
    <meta:editing-duration>PT3M38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0" meta:word-count="37" meta:character-count="249" meta:non-whitespace-character-count="200"/>
  </office:meta>
</office:document-meta>
</file>